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number-style style:name="N5060" number:language="en" number:country="US">
      <number:scientific-number number:decimal-places="2" number:min-integer-digits="1" number:min-exponent-digits="3"/>
    </number:number-style>
    <style:style style:name="ce1" style:family="table-cell" style:parent-style-name="Default" style:data-style-name="N5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5000"/>
    <style:style style:name="ce3" style:family="table-cell" style:parent-style-name="Default" style:data-style-name="N50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5060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eineC" table:style-name="ta1">
        <table:table-column table:style-name="co1" table:number-columns-repeated="1024" table:default-cell-style-name="ce2"/>
        <table:table-row table:style-name="ro1">
          <table:table-cell table:style-name="ce1"/>
          <table:table-cell table:style-name="ce1" office:value-type="string" table:number-columns-spanned="4" table:number-rows-spanned="1">
            <text:p>Gauss-Bonnet</text:p>
          </table:table-cell>
          <table:covered-table-cell table:style-name="ce3"/>
          <table:covered-table-cell table:style-name="ce1"/>
          <table:covered-table-cell table:style-name="ce3"/>
          <table:table-cell table:style-name="ce1" office:value-type="string" table:number-columns-spanned="4" table:number-rows-spanned="1">
            <text:p>Laplace(X)</text:p>
          </table:table-cell>
          <table:covered-table-cell table:style-name="ce3"/>
          <table:covered-table-cell table:style-name="ce1"/>
          <table:covered-table-cell table:style-name="ce3"/>
          <table:table-cell table:style-name="ce1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3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3"/>
          <table:table-cell table:number-columns-repeated="1012"/>
        </table:table-row>
        <table:table-row table:style-name="ro2">
          <table:table-cell office:value-type="float" office:value="0.249117">
            <text:p>0.249117</text:p>
          </table:table-cell>
          <table:table-cell office:value-type="float" office:value="0.0648689">
            <text:p>0.0648689</text:p>
          </table:table-cell>
          <table:table-cell/>
          <table:table-cell office:value-type="float" office:value="0.0585884">
            <text:p>0.0585884</text:p>
          </table:table-cell>
          <table:table-cell/>
          <table:table-cell office:value-type="float" office:value="0.0417427">
            <text:p>0.0417427</text:p>
          </table:table-cell>
          <table:table-cell/>
          <table:table-cell office:value-type="float" office:value="0.13217">
            <text:p>0.13217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2">
          <table:table-cell office:value-type="float" office:value="0.178909">
            <text:p>0.178909</text:p>
          </table:table-cell>
          <table:table-cell office:value-type="float" office:value="0.0353589">
            <text:p>0.0353589</text:p>
          </table:table-cell>
          <table:table-cell table:formula="of:=LOG([.B3]/[.B4])/LOG([.$A3]/[.$A4])" office:value-type="float" office:value="1.83303630962846">
            <text:p>1.8330363096</text:p>
          </table:table-cell>
          <table:table-cell office:value-type="float" office:value="0.0552849">
            <text:p>0.0552849</text:p>
          </table:table-cell>
          <table:table-cell table:formula="of:=LOG([.D3]/[.D4])/LOG([.$A3]/[.$A4])" office:value-type="float" office:value="0.175314065777003">
            <text:p>0.1753140658</text:p>
          </table:table-cell>
          <table:table-cell office:value-type="float" office:value="0.0224049">
            <text:p>0.0224049</text:p>
          </table:table-cell>
          <table:table-cell table:formula="of:=LOG([.F3]/[.F4])/LOG([.$A3]/[.$A4])" office:value-type="float" office:value="1.87963632526388">
            <text:p>1.8796363253</text:p>
          </table:table-cell>
          <table:table-cell office:value-type="float" office:value="0.0819829">
            <text:p>0.0819829</text:p>
          </table:table-cell>
          <table:table-cell table:formula="of:=LOG([.H3]/[.H4])/LOG([.$A3]/[.$A4])" office:value-type="float" office:value="1.442636957485">
            <text:p>1.4426369575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2">
          <table:table-cell office:value-type="float" office:value="0.109365">
            <text:p>0.109365</text:p>
          </table:table-cell>
          <table:table-cell office:value-type="float" office:value="0.0167844">
            <text:p>0.0167844</text:p>
          </table:table-cell>
          <table:table-cell table:formula="of:=LOG([.B4]/[.B5])/LOG([.$A4]/[.$A5])" office:value-type="float" office:value="1.51385789646507">
            <text:p>1.5138578965</text:p>
          </table:table-cell>
          <table:table-cell office:value-type="float" office:value="0.053577">
            <text:p>0.053577</text:p>
          </table:table-cell>
          <table:table-cell table:formula="of:=LOG([.D4]/[.D5])/LOG([.$A4]/[.$A5])" office:value-type="float" office:value="0.0637562205054551">
            <text:p>0.0637562205</text:p>
          </table:table-cell>
          <table:table-cell office:value-type="float" office:value="0.00911353">
            <text:p>0.00911353</text:p>
          </table:table-cell>
          <table:table-cell table:formula="of:=LOG([.F4]/[.F5])/LOG([.$A4]/[.$A5])" office:value-type="float" office:value="1.82759944260819">
            <text:p>1.8275994426</text:p>
          </table:table-cell>
          <table:table-cell office:value-type="float" office:value="0.0354003">
            <text:p>0.0354003</text:p>
          </table:table-cell>
          <table:table-cell table:formula="of:=LOG([.H4]/[.H5])/LOG([.$A4]/[.$A5])" office:value-type="float" office:value="1.70624466718323">
            <text:p>1.7062446672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2">
          <table:table-cell office:value-type="float" office:value="0.0784945">
            <text:p>0.0784945</text:p>
          </table:table-cell>
          <table:table-cell office:value-type="float" office:value="0.0109777">
            <text:p>0.0109777</text:p>
          </table:table-cell>
          <table:table-cell table:formula="of:=LOG([.B5]/[.B6])/LOG([.$A5]/[.$A6])" office:value-type="float" office:value="1.2801692354015">
            <text:p>1.2801692354</text:p>
          </table:table-cell>
          <table:table-cell office:value-type="float" office:value="0.0517027">
            <text:p>0.0517027</text:p>
          </table:table-cell>
          <table:table-cell table:formula="of:=LOG([.D5]/[.D6])/LOG([.$A5]/[.$A6])" office:value-type="float" office:value="0.107367829458015">
            <text:p>0.1073678295</text:p>
          </table:table-cell>
          <table:table-cell office:value-type="float" office:value="0.0049928">
            <text:p>0.0049928</text:p>
          </table:table-cell>
          <table:table-cell table:formula="of:=LOG([.F5]/[.F6])/LOG([.$A5]/[.$A6])" office:value-type="float" office:value="1.81438514771336">
            <text:p>1.8143851477</text:p>
          </table:table-cell>
          <table:table-cell office:value-type="float" office:value="0.0198031">
            <text:p>0.0198031</text:p>
          </table:table-cell>
          <table:table-cell table:formula="of:=LOG([.H5]/[.H6])/LOG([.$A5]/[.$A6])" office:value-type="float" office:value="1.75142520042222">
            <text:p>1.7514252004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2">
          <table:table-cell office:value-type="float" office:value="0.0503854">
            <text:p>0.0503854</text:p>
          </table:table-cell>
          <table:table-cell office:value-type="float" office:value="0.00659061">
            <text:p>0.00659061</text:p>
          </table:table-cell>
          <table:table-cell table:formula="of:=LOG([.B6]/[.B7])/LOG([.$A6]/[.$A7])" office:value-type="float" office:value="1.15088841707327">
            <text:p>1.1508884171</text:p>
          </table:table-cell>
          <table:table-cell office:value-type="float" office:value="0.0512228">
            <text:p>0.0512228</text:p>
          </table:table-cell>
          <table:table-cell table:formula="of:=LOG([.D6]/[.D7])/LOG([.$A6]/[.$A7])" office:value-type="float" office:value="0.0210347143883774">
            <text:p>0.0210347144</text:p>
          </table:table-cell>
          <table:table-cell office:value-type="float" office:value="0.00227361">
            <text:p>0.00227361</text:p>
          </table:table-cell>
          <table:table-cell table:formula="of:=LOG([.F6]/[.F7])/LOG([.$A6]/[.$A7])" office:value-type="float" office:value="1.77437378328558">
            <text:p>1.7743737833</text:p>
          </table:table-cell>
          <table:table-cell office:value-type="float" office:value="0.0171172">
            <text:p>0.0171172</text:p>
          </table:table-cell>
          <table:table-cell table:formula="of:=LOG([.H6]/[.H7])/LOG([.$A6]/[.$A7])" office:value-type="float" office:value="0.328774583177185">
            <text:p>0.3287745832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364551">
            <text:p>0.0364551</text:p>
          </table:table-cell>
          <table:table-cell office:value-type="float" office:value="0.00466702">
            <text:p>0.00466702</text:p>
          </table:table-cell>
          <table:table-cell table:formula="of:=LOG([.B7]/[.B8])/LOG([.$A7]/[.$A8])" office:value-type="float" office:value="1.06645159925457">
            <text:p>1.0664515993</text:p>
          </table:table-cell>
          <table:table-cell office:value-type="float" office:value="0.052223">
            <text:p>0.052223</text:p>
          </table:table-cell>
          <table:table-cell table:formula="of:=LOG([.D7]/[.D8])/LOG([.$A7]/[.$A8])" office:value-type="float" office:value="-0.059756073230094">
            <text:p>-0.0597560732</text:p>
          </table:table-cell>
          <table:table-cell office:value-type="float" office:value="0.00128867">
            <text:p>0.00128867</text:p>
          </table:table-cell>
          <table:table-cell table:formula="of:=LOG([.F7]/[.F8])/LOG([.$A7]/[.$A8])" office:value-type="float" office:value="1.75439728743131">
            <text:p>1.7543972874</text:p>
          </table:table-cell>
          <table:table-cell office:value-type="float" office:value="0.0164807">
            <text:p>0.0164807</text:p>
          </table:table-cell>
          <table:table-cell table:formula="of:=LOG([.H7]/[.H8])/LOG([.$A7]/[.$A8])" office:value-type="float" office:value="0.117093494740751">
            <text:p>0.1170934947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257207">
            <text:p>0.0257207</text:p>
          </table:table-cell>
          <table:table-cell office:value-type="float" office:value="0.00325493">
            <text:p>0.00325493</text:p>
          </table:table-cell>
          <table:table-cell table:formula="of:=LOG([.B8]/[.B9])/LOG([.$A8]/[.$A9])" office:value-type="float" office:value="1.03315716787043">
            <text:p>1.0331571679</text:p>
          </table:table-cell>
          <table:table-cell office:value-type="float" office:value="0.0519484">
            <text:p>0.0519484</text:p>
          </table:table-cell>
          <table:table-cell table:formula="of:=LOG([.D8]/[.D9])/LOG([.$A8]/[.$A9])" office:value-type="float" office:value="0.0151155836725354">
            <text:p>0.0151155837</text:p>
          </table:table-cell>
          <table:table-cell office:value-type="float" office:value="0.000767036">
            <text:p>0.000767036</text:p>
          </table:table-cell>
          <table:table-cell table:formula="of:=LOG([.F8]/[.F9])/LOG([.$A8]/[.$A9])" office:value-type="float" office:value="1.48754059869218">
            <text:p>1.4875405987</text:p>
          </table:table-cell>
          <table:table-cell office:value-type="float" office:value="0.0162289">
            <text:p>0.0162289</text:p>
          </table:table-cell>
          <table:table-cell table:formula="of:=LOG([.H8]/[.H9])/LOG([.$A8]/[.$A9])" office:value-type="float" office:value="0.0441429095675888">
            <text:p>0.0441429096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167543">
            <text:p>0.0167543</text:p>
          </table:table-cell>
          <table:table-cell office:value-type="float" office:value="0.00212223">
            <text:p>0.00212223</text:p>
          </table:table-cell>
          <table:table-cell table:formula="of:=LOG([.B9]/[.B10])/LOG([.$A9]/[.$A10])" office:value-type="float" office:value="0.997812095368839">
            <text:p>0.9978120954</text:p>
          </table:table-cell>
          <table:table-cell office:value-type="float" office:value="0.0534929">
            <text:p>0.0534929</text:p>
          </table:table-cell>
          <table:table-cell table:formula="of:=LOG([.D9]/[.D10])/LOG([.$A9]/[.$A10])" office:value-type="float" office:value="-0.0683509154158864">
            <text:p>-0.0683509154</text:p>
          </table:table-cell>
          <table:table-cell office:value-type="float" office:value="0.000414765">
            <text:p>0.000414765</text:p>
          </table:table-cell>
          <table:table-cell table:formula="of:=LOG([.F9]/[.F10])/LOG([.$A9]/[.$A10])" office:value-type="float" office:value="1.43435040707463">
            <text:p>1.4343504071</text:p>
          </table:table-cell>
          <table:table-cell office:value-type="float" office:value="0.0156743">
            <text:p>0.0156743</text:p>
          </table:table-cell>
          <table:table-cell table:formula="of:=LOG([.H9]/[.H10])/LOG([.$A9]/[.$A10])" office:value-type="float" office:value="0.0811195406238109">
            <text:p>0.0811195406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Weingarten:</text:p>
          </table:table-cell>
          <table:table-cell table:style-name="ce1" office:value-type="string" table:number-columns-spanned="4" table:number-rows-spanned="1">
            <text:p>k1 * k2</text:p>
          </table:table-cell>
          <table:covered-table-cell table:number-columns-repeated="3" table:style-name="ce3"/>
          <table:table-cell table:style-name="ce1" office:value-type="string" table:number-columns-spanned="4" table:number-rows-spanned="1">
            <text:p>0.5 * (k1 + k2)</text:p>
          </table:table-cell>
          <table:covered-table-cell table:number-columns-repeated="3" table:style-name="ce3"/>
          <table:table-cell table:style-name="ce3"/>
          <table:table-cell table:number-columns-repeated="1014"/>
        </table:table-row>
        <table:table-row table:style-name="ro3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3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2">
          <table:table-cell office:value-type="float" office:value="0.249117">
            <text:p>0.249117</text:p>
          </table:table-cell>
          <table:table-cell office:value-type="float" office:value="0.233452">
            <text:p>0.233452</text:p>
          </table:table-cell>
          <table:table-cell/>
          <table:table-cell office:value-type="float" office:value="0.47307">
            <text:p>0.47307</text:p>
          </table:table-cell>
          <table:table-cell/>
          <table:table-cell office:value-type="float" office:value="0.0950944">
            <text:p>0.0950944</text:p>
          </table:table-cell>
          <table:table-cell/>
          <table:table-cell office:value-type="float" office:value="0.321923">
            <text:p>0.321923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2">
          <table:table-cell office:value-type="float" office:value="0.178909">
            <text:p>0.178909</text:p>
          </table:table-cell>
          <table:table-cell office:value-type="float" office:value="0.143152">
            <text:p>0.143152</text:p>
          </table:table-cell>
          <table:table-cell table:formula="of:=LOG([.B15]/[.B16])/LOG([.$A15]/[.$A16])" office:value-type="float" office:value="1.47734882165994">
            <text:p>1.4773488217</text:p>
          </table:table-cell>
          <table:table-cell office:value-type="float" office:value="0.326632">
            <text:p>0.326632</text:p>
          </table:table-cell>
          <table:table-cell table:formula="of:=LOG([.D15]/[.D16])/LOG([.$A15]/[.$A16])" office:value-type="float" office:value="1.11890770547588">
            <text:p>1.1189077055</text:p>
          </table:table-cell>
          <table:table-cell office:value-type="float" office:value="0.056816">
            <text:p>0.056816</text:p>
          </table:table-cell>
          <table:table-cell table:formula="of:=LOG([.F15]/[.F16])/LOG([.$A15]/[.$A16])" office:value-type="float" office:value="1.55583540673484">
            <text:p>1.5558354067</text:p>
          </table:table-cell>
          <table:table-cell office:value-type="float" office:value="0.219472">
            <text:p>0.219472</text:p>
          </table:table-cell>
          <table:table-cell table:formula="of:=LOG([.H15]/[.H16])/LOG([.$A15]/[.$A16])" office:value-type="float" office:value="1.15720611348096">
            <text:p>1.1572061135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2">
          <table:table-cell office:value-type="float" office:value="0.109365">
            <text:p>0.109365</text:p>
          </table:table-cell>
          <table:table-cell office:value-type="float" office:value="0.053577">
            <text:p>0.053577</text:p>
          </table:table-cell>
          <table:table-cell table:formula="of:=LOG([.B16]/[.B17])/LOG([.$A16]/[.$A17])" office:value-type="float" office:value="1.99677837854608">
            <text:p>1.9967783785</text:p>
          </table:table-cell>
          <table:table-cell office:value-type="float" office:value="0.157132">
            <text:p>0.157132</text:p>
          </table:table-cell>
          <table:table-cell table:formula="of:=LOG([.D16]/[.D17])/LOG([.$A16]/[.$A17])" office:value-type="float" office:value="1.48672933901265">
            <text:p>1.486729339</text:p>
          </table:table-cell>
          <table:table-cell office:value-type="float" office:value="0.0244846">
            <text:p>0.0244846</text:p>
          </table:table-cell>
          <table:table-cell table:formula="of:=LOG([.F16]/[.F17])/LOG([.$A16]/[.$A17])" office:value-type="float" office:value="1.71027410302677">
            <text:p>1.710274103</text:p>
          </table:table-cell>
          <table:table-cell office:value-type="float" office:value="0.105217">
            <text:p>0.105217</text:p>
          </table:table-cell>
          <table:table-cell table:formula="of:=LOG([.H16]/[.H17])/LOG([.$A16]/[.$A17])" office:value-type="float" office:value="1.49374261519334">
            <text:p>1.4937426152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2">
          <table:table-cell office:value-type="float" office:value="0.0784945">
            <text:p>0.0784945</text:p>
          </table:table-cell>
          <table:table-cell office:value-type="float" office:value="0.0350771">
            <text:p>0.0350771</text:p>
          </table:table-cell>
          <table:table-cell table:formula="of:=LOG([.B17]/[.B18])/LOG([.$A17]/[.$A18])" office:value-type="float" office:value="1.27711623405501">
            <text:p>1.2771162341</text:p>
          </table:table-cell>
          <table:table-cell office:value-type="float" office:value="0.0915163">
            <text:p>0.0915163</text:p>
          </table:table-cell>
          <table:table-cell table:formula="of:=LOG([.D17]/[.D18])/LOG([.$A17]/[.$A18])" office:value-type="float" office:value="1.62987783384284">
            <text:p>1.6298778338</text:p>
          </table:table-cell>
          <table:table-cell office:value-type="float" office:value="0.0133244">
            <text:p>0.0133244</text:p>
          </table:table-cell>
          <table:table-cell table:formula="of:=LOG([.F17]/[.F18])/LOG([.$A17]/[.$A18])" office:value-type="float" office:value="1.83453865523973">
            <text:p>1.8345386552</text:p>
          </table:table-cell>
          <table:table-cell office:value-type="float" office:value="0.0610161">
            <text:p>0.0610161</text:p>
          </table:table-cell>
          <table:table-cell table:formula="of:=LOG([.H17]/[.H18])/LOG([.$A17]/[.$A18])" office:value-type="float" office:value="1.64289710614198">
            <text:p>1.6428971061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2">
          <table:table-cell office:value-type="float" office:value="0.0503854">
            <text:p>0.0503854</text:p>
          </table:table-cell>
          <table:table-cell office:value-type="float" office:value="0.0150698">
            <text:p>0.0150698</text:p>
          </table:table-cell>
          <table:table-cell table:formula="of:=LOG([.B18]/[.B19])/LOG([.$A18]/[.$A19])" office:value-type="float" office:value="1.90571643234602">
            <text:p>1.9057164323</text:p>
          </table:table-cell>
          <table:table-cell office:value-type="float" office:value="0.0404486">
            <text:p>0.0404486</text:p>
          </table:table-cell>
          <table:table-cell table:formula="of:=LOG([.D18]/[.D19])/LOG([.$A18]/[.$A19])" office:value-type="float" office:value="1.84172149944922">
            <text:p>1.8417214994</text:p>
          </table:table-cell>
          <table:table-cell office:value-type="float" office:value="0.00567228">
            <text:p>0.00567228</text:p>
          </table:table-cell>
          <table:table-cell table:formula="of:=LOG([.F18]/[.F19])/LOG([.$A18]/[.$A19])" office:value-type="float" office:value="1.92635589396429">
            <text:p>1.926355894</text:p>
          </table:table-cell>
          <table:table-cell office:value-type="float" office:value="0.0269507">
            <text:p>0.0269507</text:p>
          </table:table-cell>
          <table:table-cell table:formula="of:=LOG([.H18]/[.H19])/LOG([.$A18]/[.$A19])" office:value-type="float" office:value="1.84317285783037">
            <text:p>1.8431728578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364551">
            <text:p>0.0364551</text:p>
          </table:table-cell>
          <table:table-cell office:value-type="float" office:value="0.00789609">
            <text:p>0.00789609</text:p>
          </table:table-cell>
          <table:table-cell table:formula="of:=LOG([.B19]/[.B20])/LOG([.$A19]/[.$A20])" office:value-type="float" office:value="1.99717221657458">
            <text:p>1.9971722166</text:p>
          </table:table-cell>
          <table:table-cell office:value-type="float" office:value="0.0216735">
            <text:p>0.0216735</text:p>
          </table:table-cell>
          <table:table-cell table:formula="of:=LOG([.D19]/[.D20])/LOG([.$A19]/[.$A20])" office:value-type="float" office:value="1.92800677893831">
            <text:p>1.9280067789</text:p>
          </table:table-cell>
          <table:table-cell office:value-type="float" office:value="0.00292619">
            <text:p>0.00292619</text:p>
          </table:table-cell>
          <table:table-cell table:formula="of:=LOG([.F19]/[.F20])/LOG([.$A19]/[.$A20])" office:value-type="float" office:value="2.0452683564984">
            <text:p>2.0452683565</text:p>
          </table:table-cell>
          <table:table-cell office:value-type="float" office:value="0.0144433">
            <text:p>0.0144433</text:p>
          </table:table-cell>
          <table:table-cell table:formula="of:=LOG([.H19]/[.H20])/LOG([.$A19]/[.$A20])" office:value-type="float" office:value="1.92750284135533">
            <text:p>1.9275028414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257207">
            <text:p>0.0257207</text:p>
          </table:table-cell>
          <table:table-cell office:value-type="float" office:value="0.00397751">
            <text:p>0.00397751</text:p>
          </table:table-cell>
          <table:table-cell table:formula="of:=LOG([.B20]/[.B21])/LOG([.$A20]/[.$A21])" office:value-type="float" office:value="1.96599971625982">
            <text:p>1.9659997163</text:p>
          </table:table-cell>
          <table:table-cell office:value-type="float" office:value="0.0109678">
            <text:p>0.0109678</text:p>
          </table:table-cell>
          <table:table-cell table:formula="of:=LOG([.D20]/[.D21])/LOG([.$A20]/[.$A21])" office:value-type="float" office:value="1.95285381640528">
            <text:p>1.9528538164</text:p>
          </table:table-cell>
          <table:table-cell office:value-type="float" office:value="0.00147617">
            <text:p>0.00147617</text:p>
          </table:table-cell>
          <table:table-cell table:formula="of:=LOG([.F20]/[.F21])/LOG([.$A20]/[.$A21])" office:value-type="float" office:value="1.96180984581106">
            <text:p>1.9618098458</text:p>
          </table:table-cell>
          <table:table-cell office:value-type="float" office:value="0.00730565">
            <text:p>0.00730565</text:p>
          </table:table-cell>
          <table:table-cell table:formula="of:=LOG([.H20]/[.H21])/LOG([.$A20]/[.$A21])" office:value-type="float" office:value="1.95416123672756">
            <text:p>1.9541612367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167543">
            <text:p>0.0167543</text:p>
          </table:table-cell>
          <table:table-cell office:value-type="float" office:value="0.00167513">
            <text:p>0.00167513</text:p>
          </table:table-cell>
          <table:table-cell table:formula="of:=LOG([.B21]/[.B22])/LOG([.$A21]/[.$A22])" office:value-type="float" office:value="2.01745719908931">
            <text:p>2.0174571991</text:p>
          </table:table-cell>
          <table:table-cell office:value-type="float" office:value="0.00471233">
            <text:p>0.00471233</text:p>
          </table:table-cell>
          <table:table-cell table:formula="of:=LOG([.D21]/[.D22])/LOG([.$A21]/[.$A22])" office:value-type="float" office:value="1.97083547204597">
            <text:p>1.970835472</text:p>
          </table:table-cell>
          <table:table-cell office:value-type="float" office:value="0.000612866">
            <text:p>0.000612866</text:p>
          </table:table-cell>
          <table:table-cell table:formula="of:=LOG([.F21]/[.F22])/LOG([.$A21]/[.$A22])" office:value-type="float" office:value="2.05080592857727">
            <text:p>2.0508059286</text:p>
          </table:table-cell>
          <table:table-cell office:value-type="float" office:value="0.00313838">
            <text:p>0.00313838</text:p>
          </table:table-cell>
          <table:table-cell table:formula="of:=LOG([.H21]/[.H22])/LOG([.$A21]/[.$A22])" office:value-type="float" office:value="1.97120885848182">
            <text:p>1.9712088585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here" table:style-name="ta1">
        <table:table-column table:style-name="co1" table:number-columns-repeated="5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 table:number-columns-spanned="4" table:number-rows-spanned="1">
            <text:p>Gauss-Bonnet</text:p>
          </table:table-cell>
          <table:covered-table-cell table:style-name="ce3"/>
          <table:covered-table-cell table:style-name="ce1"/>
          <table:covered-table-cell table:style-name="ce3"/>
          <table:table-cell table:style-name="ce1" office:value-type="string" table:number-columns-spanned="4" table:number-rows-spanned="1">
            <text:p>Laplace(X)</text:p>
          </table:table-cell>
          <table:covered-table-cell table:style-name="ce3"/>
          <table:covered-table-cell table:style-name="ce1"/>
          <table:covered-table-cell table:style-name="ce3"/>
          <table:table-cell table:style-name="ce1"/>
          <table:table-cell table:style-name="ce5" table:number-columns-repeated="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3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office:value-type="float" office:value="0.152342">
            <text:p>0.152342</text:p>
          </table:table-cell>
          <table:table-cell office:value-type="float" office:value="0.00305673">
            <text:p>0.00305673</text:p>
          </table:table-cell>
          <table:table-cell/>
          <table:table-cell office:value-type="float" office:value="0.00358263">
            <text:p>0.00358263</text:p>
          </table:table-cell>
          <table:table-cell/>
          <table:table-cell office:value-type="float" office:value="0.00000510944">
            <text:p>5.11E-006</text:p>
          </table:table-cell>
          <table:table-cell/>
          <table:table-cell office:value-type="float" office:value="0.0000101598">
            <text:p>1.02E-005</text:p>
          </table:table-cell>
          <table:table-cell/>
          <table:table-cell office:value-type="string">
            <text:p>1k</text:p>
          </table:table-cell>
          <table:table-cell table:number-columns-repeated="2"/>
        </table:table-row>
        <table:table-row table:style-name="ro2">
          <table:table-cell office:value-type="float" office:value="0.108972">
            <text:p>0.108972</text:p>
          </table:table-cell>
          <table:table-cell office:value-type="float" office:value="0.00155889">
            <text:p>0.00155889</text:p>
          </table:table-cell>
          <table:table-cell table:formula="of:=LOG([.B3]/[.B4])/LOG([.$A3]/[.$A4])" office:value-type="float" office:value="2.00984260711652">
            <text:p>2.0098426071</text:p>
          </table:table-cell>
          <table:table-cell office:value-type="float" office:value="0.00184379">
            <text:p>0.00184379</text:p>
          </table:table-cell>
          <table:table-cell table:formula="of:=LOG([.D3]/[.D4])/LOG([.$A3]/[.$A4])" office:value-type="float" office:value="1.98268812827659">
            <text:p>1.9826881283</text:p>
          </table:table-cell>
          <table:table-cell office:value-type="float" office:value="0.00000149222">
            <text:p>1.49E-006</text:p>
          </table:table-cell>
          <table:table-cell table:formula="of:=LOG([.F3]/[.F4])/LOG([.$A3]/[.$A4])" office:value-type="float" office:value="3.67369805046131">
            <text:p>3.6736980505</text:p>
          </table:table-cell>
          <table:table-cell office:value-type="float" office:value="0.00000277793">
            <text:p>2.78E-006</text:p>
          </table:table-cell>
          <table:table-cell table:formula="of:=LOG([.H3]/[.H4])/LOG([.$A3]/[.$A4])" office:value-type="float" office:value="3.87041614671789">
            <text:p>3.8704161467</text:p>
          </table:table-cell>
          <table:table-cell office:value-type="string">
            <text:p>2k</text:p>
          </table:table-cell>
          <table:table-cell table:number-columns-repeated="2"/>
        </table:table-row>
        <table:table-row table:style-name="ro2">
          <table:table-cell office:value-type="float" office:value="0.0663925">
            <text:p>0.0663925</text:p>
          </table:table-cell>
          <table:table-cell office:value-type="float" office:value="0.000577402">
            <text:p>0.000577402</text:p>
          </table:table-cell>
          <table:table-cell table:formula="of:=LOG([.B4]/[.B5])/LOG([.$A4]/[.$A5])" office:value-type="float" office:value="2.0043931521904">
            <text:p>2.0043931522</text:p>
          </table:table-cell>
          <table:table-cell office:value-type="float" office:value="0.000687138">
            <text:p>0.000687138</text:p>
          </table:table-cell>
          <table:table-cell table:formula="of:=LOG([.D4]/[.D5])/LOG([.$A4]/[.$A5])" office:value-type="float" office:value="1.99198725328889">
            <text:p>1.9919872533</text:p>
          </table:table-cell>
          <table:table-cell office:value-type="float" office:value="0.00000022723">
            <text:p>2.27E-007</text:p>
          </table:table-cell>
          <table:table-cell table:formula="of:=LOG([.F4]/[.F5])/LOG([.$A4]/[.$A5])" office:value-type="float" office:value="3.79824703910374">
            <text:p>3.7982470391</text:p>
          </table:table-cell>
          <table:table-cell office:value-type="float" office:value="0.000000416231">
            <text:p>4.16E-007</text:p>
          </table:table-cell>
          <table:table-cell table:formula="of:=LOG([.H4]/[.H5])/LOG([.$A4]/[.$A5])" office:value-type="float" office:value="3.83086702640269">
            <text:p>3.8308670264</text:p>
          </table:table-cell>
          <table:table-cell office:value-type="string">
            <text:p>5k</text:p>
          </table:table-cell>
          <table:table-cell table:number-columns-repeated="2"/>
        </table:table-row>
        <table:table-row table:style-name="ro2">
          <table:table-cell office:value-type="float" office:value="0.0477329">
            <text:p>0.0477329</text:p>
          </table:table-cell>
          <table:table-cell office:value-type="float" office:value="0.000298258">
            <text:p>0.000298258</text:p>
          </table:table-cell>
          <table:table-cell table:formula="of:=LOG([.B5]/[.B6])/LOG([.$A5]/[.$A6])" office:value-type="float" office:value="2.00198029922823">
            <text:p>2.0019802992</text:p>
          </table:table-cell>
          <table:table-cell office:value-type="float" office:value="0.000355539">
            <text:p>0.000355539</text:p>
          </table:table-cell>
          <table:table-cell table:formula="of:=LOG([.D5]/[.D6])/LOG([.$A5]/[.$A6])" office:value-type="float" office:value="1.99688988407431">
            <text:p>1.9968898841</text:p>
          </table:table-cell>
          <table:table-cell office:value-type="float" office:value="0.000000064857">
            <text:p>6.49E-008</text:p>
          </table:table-cell>
          <table:table-cell table:formula="of:=LOG([.F5]/[.F6])/LOG([.$A5]/[.$A6])" office:value-type="float" office:value="3.7997504976959">
            <text:p>3.7997504977</text:p>
          </table:table-cell>
          <table:table-cell office:value-type="float" office:value="0.000000145206">
            <text:p>1.45E-007</text:p>
          </table:table-cell>
          <table:table-cell table:formula="of:=LOG([.H5]/[.H6])/LOG([.$A5]/[.$A6])" office:value-type="float" office:value="3.19152843903982">
            <text:p>3.191528439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2">
          <table:table-cell office:value-type="float" office:value="0.0305541">
            <text:p>0.0305541</text:p>
          </table:table-cell>
          <table:table-cell office:value-type="float" office:value="0.000122159">
            <text:p>0.000122159</text:p>
          </table:table-cell>
          <table:table-cell table:formula="of:=LOG([.B6]/[.B7])/LOG([.$A6]/[.$A7])" office:value-type="float" office:value="2.00087733694379">
            <text:p>2.0008773369</text:p>
          </table:table-cell>
          <table:table-cell office:value-type="float" office:value="0.000145792">
            <text:p>0.000145792</text:p>
          </table:table-cell>
          <table:table-cell table:formula="of:=LOG([.D6]/[.D7])/LOG([.$A6]/[.$A7])" office:value-type="float" office:value="1.99822916140783">
            <text:p>1.9982291614</text:p>
          </table:table-cell>
          <table:table-cell office:value-type="float" office:value="0.0000000128333">
            <text:p>1.28E-008</text:p>
          </table:table-cell>
          <table:table-cell table:formula="of:=LOG([.F6]/[.F7])/LOG([.$A6]/[.$A7])" office:value-type="float" office:value="3.63161080105346">
            <text:p>3.6316108011</text:p>
          </table:table-cell>
          <table:table-cell office:value-type="float" office:value="0.0000000384554">
            <text:p>3.85E-008</text:p>
          </table:table-cell>
          <table:table-cell table:formula="of:=LOG([.H6]/[.H7])/LOG([.$A6]/[.$A7])" office:value-type="float" office:value="2.97823080102096">
            <text:p>2.978230801</text:p>
          </table:table-cell>
          <table:table-cell office:value-type="string">
            <text:p>25k</text:p>
          </table:table-cell>
          <table:table-cell table:number-columns-repeated="2"/>
        </table:table-row>
        <table:table-row table:style-name="ro2">
          <table:table-cell office:value-type="float" office:value="0.0215183">
            <text:p>0.0215183</text:p>
          </table:table-cell>
          <table:table-cell table:style-name="ce4" office:value-type="float" office:value="0.0000605812">
            <text:p>6.06E-005</text:p>
          </table:table-cell>
          <table:table-cell table:formula="of:=LOG([.B7]/[.B8])/LOG([.$A7]/[.$A8])" office:value-type="float" office:value="2.00042375682961">
            <text:p>2.0004237568</text:p>
          </table:table-cell>
          <table:table-cell table:style-name="ce4" office:value-type="float" office:value="0.0000723307">
            <text:p>7.23E-005</text:p>
          </table:table-cell>
          <table:table-cell table:formula="of:=LOG([.D7]/[.D8])/LOG([.$A7]/[.$A8])" office:value-type="float" office:value="1.9992640965511">
            <text:p>1.9992640966</text:p>
          </table:table-cell>
          <table:table-cell office:value-type="float" office:value="0.00000000462297">
            <text:p>4.62E-009</text:p>
          </table:table-cell>
          <table:table-cell table:formula="of:=LOG([.F7]/[.F8])/LOG([.$A7]/[.$A8])" office:value-type="float" office:value="2.91220802237174">
            <text:p>2.9122080224</text:p>
          </table:table-cell>
          <table:table-cell office:value-type="float" office:value="0.0000000254446">
            <text:p>2.54E-008</text:p>
          </table:table-cell>
          <table:table-cell table:formula="of:=LOG([.H7]/[.H8])/LOG([.$A7]/[.$A8])" office:value-type="float" office:value="1.17798432776315">
            <text:p>1.1779843278</text:p>
          </table:table-cell>
          <table:table-cell office:value-type="string">
            <text:p>50k</text:p>
          </table:table-cell>
          <table:table-cell table:number-columns-repeated="2"/>
        </table:table-row>
        <table:table-row table:style-name="ro2">
          <table:table-cell office:value-type="float" office:value="0.0152791">
            <text:p>0.0152791</text:p>
          </table:table-cell>
          <table:table-cell table:style-name="ce4" office:value-type="float" office:value="0.0000305386">
            <text:p>3.05E-005</text:p>
          </table:table-cell>
          <table:table-cell table:formula="of:=LOG([.B8]/[.B9])/LOG([.$A8]/[.$A9])" office:value-type="float" office:value="2.00045981211837">
            <text:p>2.0004598121</text:p>
          </table:table-cell>
          <table:table-cell table:style-name="ce4" office:value-type="float" office:value="0.0000364689">
            <text:p>3.65E-005</text:p>
          </table:table-cell>
          <table:table-cell table:formula="of:=LOG([.D8]/[.D9])/LOG([.$A8]/[.$A9])" office:value-type="float" office:value="1.99986305407339">
            <text:p>1.9998630541</text:p>
          </table:table-cell>
          <table:table-cell office:value-type="float" office:value="0.00000000201528">
            <text:p>2.02E-009</text:p>
          </table:table-cell>
          <table:table-cell table:formula="of:=LOG([.F8]/[.F9])/LOG([.$A8]/[.$A9])" office:value-type="float" office:value="2.42475443799593">
            <text:p>2.424754438</text:p>
          </table:table-cell>
          <table:table-cell office:value-type="float" office:value="0.0000000153638">
            <text:p>1.54E-008</text:p>
          </table:table-cell>
          <table:table-cell table:formula="of:=LOG([.H8]/[.H9])/LOG([.$A8]/[.$A9])" office:value-type="float" office:value="1.4733152500161">
            <text:p>1.47331525</text:p>
          </table:table-cell>
          <table:table-cell office:value-type="string">
            <text:p>100k</text:p>
          </table:table-cell>
          <table:table-cell table:number-columns-repeated="2"/>
        </table:table-row>
        <table:table-row table:style-name="ro2">
          <table:table-cell office:value-type="float" office:value="0.00967015">
            <text:p>0.00967015</text:p>
          </table:table-cell>
          <table:table-cell table:style-name="ce4" office:value-type="float" office:value="0.000012233">
            <text:p>1.22E-005</text:p>
          </table:table-cell>
          <table:table-cell table:formula="of:=LOG([.B9]/[.B10])/LOG([.$A9]/[.$A10])" office:value-type="float" office:value="1.99993467734497">
            <text:p>1.9999346773</text:p>
          </table:table-cell>
          <table:table-cell table:style-name="ce4" office:value-type="float" office:value="0.0000146107">
            <text:p>1.46E-005</text:p>
          </table:table-cell>
          <table:table-cell table:formula="of:=LOG([.D9]/[.D10])/LOG([.$A9]/[.$A10])" office:value-type="float" office:value="1.99960997268125">
            <text:p>1.9996099727</text:p>
          </table:table-cell>
          <table:table-cell office:value-type="float" office:value="0.000000000706206">
            <text:p>7.06E-010</text:p>
          </table:table-cell>
          <table:table-cell table:formula="of:=LOG([.F9]/[.F10])/LOG([.$A9]/[.$A10])" office:value-type="float" office:value="2.29232625078684">
            <text:p>2.2923262508</text:p>
          </table:table-cell>
          <table:table-cell office:value-type="float" office:value="0.00000000713364">
            <text:p>7.13E-009</text:p>
          </table:table-cell>
          <table:table-cell table:formula="of:=LOG([.H9]/[.H10])/LOG([.$A9]/[.$A10])" office:value-type="float" office:value="1.67713583105711">
            <text:p>1.6771358311</text:p>
          </table:table-cell>
          <table:table-cell office:value-type="string">
            <text:p>250k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  <table:table-row table:style-name="ro2">
          <table:table-cell table:style-name="ce1" office:value-type="string">
            <text:p>Weingarten:</text:p>
          </table:table-cell>
          <table:table-cell table:style-name="ce1" office:value-type="string" table:number-columns-spanned="4" table:number-rows-spanned="1">
            <text:p>k1 * k2</text:p>
          </table:table-cell>
          <table:covered-table-cell table:number-columns-repeated="3" table:style-name="ce3"/>
          <table:table-cell table:style-name="ce1" office:value-type="string" table:number-columns-spanned="4" table:number-rows-spanned="1">
            <text:p>0.5 * (k1 + k2)</text:p>
          </table:table-cell>
          <table:covered-table-cell table:number-columns-repeated="3" table:style-name="ce3"/>
          <table:table-cell table:style-name="ce3"/>
          <table:table-cell table:style-name="ce5" table:number-columns-repeated="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3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office:value-type="float" office:value="0.152342">
            <text:p>0.152342</text:p>
          </table:table-cell>
          <table:table-cell office:value-type="float" office:value="0.0048663">
            <text:p>0.0048663</text:p>
          </table:table-cell>
          <table:table-cell/>
          <table:table-cell office:value-type="float" office:value="0.00569487">
            <text:p>0.00569487</text:p>
          </table:table-cell>
          <table:table-cell/>
          <table:table-cell table:style-name="ce2" office:value-type="float" office:value="0.00243617">
            <text:p>0.00243617</text:p>
          </table:table-cell>
          <table:table-cell/>
          <table:table-cell table:style-name="ce2" office:value-type="float" office:value="0.002851">
            <text:p>0.002851</text:p>
          </table:table-cell>
          <table:table-cell/>
          <table:table-cell office:value-type="string">
            <text:p>1k</text:p>
          </table:table-cell>
          <table:table-cell table:number-columns-repeated="2"/>
        </table:table-row>
        <table:table-row table:style-name="ro2">
          <table:table-cell office:value-type="float" office:value="0.108972">
            <text:p>0.108972</text:p>
          </table:table-cell>
          <table:table-cell office:value-type="float" office:value="0.0024901">
            <text:p>0.0024901</text:p>
          </table:table-cell>
          <table:table-cell table:formula="of:=LOG([.B15]/[.B16])/LOG([.$A15]/[.$A16])" office:value-type="float" office:value="1.99981188540915">
            <text:p>1.9998118854</text:p>
          </table:table-cell>
          <table:table-cell office:value-type="float" office:value="0.00294033">
            <text:p>0.00294033</text:p>
          </table:table-cell>
          <table:table-cell table:formula="of:=LOG([.D15]/[.D16])/LOG([.$A15]/[.$A16])" office:value-type="float" office:value="1.97304745606165">
            <text:p>1.9730474561</text:p>
          </table:table-cell>
          <table:table-cell table:style-name="ce2" office:value-type="float" office:value="0.00124584">
            <text:p>0.00124584</text:p>
          </table:table-cell>
          <table:table-cell table:formula="of:=LOG([.F15]/[.F16])/LOG([.$A15]/[.$A16])" office:value-type="float" office:value="2.00162096401462">
            <text:p>2.001620964</text:p>
          </table:table-cell>
          <table:table-cell table:style-name="ce2" office:value-type="float" office:value="0.00147125">
            <text:p>0.00147125</text:p>
          </table:table-cell>
          <table:table-cell table:formula="of:=LOG([.H15]/[.H16])/LOG([.$A15]/[.$A16])" office:value-type="float" office:value="1.97458006485489">
            <text:p>1.9745800649</text:p>
          </table:table-cell>
          <table:table-cell office:value-type="string">
            <text:p>2k</text:p>
          </table:table-cell>
          <table:table-cell table:number-columns-repeated="2"/>
        </table:table-row>
        <table:table-row table:style-name="ro2">
          <table:table-cell office:value-type="float" office:value="0.0663925">
            <text:p>0.0663925</text:p>
          </table:table-cell>
          <table:table-cell office:value-type="float" office:value="0.000924505">
            <text:p>0.000924505</text:p>
          </table:table-cell>
          <table:table-cell table:formula="of:=LOG([.B16]/[.B17])/LOG([.$A16]/[.$A17])" office:value-type="float" office:value="1.99960838031058">
            <text:p>1.9996083803</text:p>
          </table:table-cell>
          <table:table-cell office:value-type="float" office:value="0.00109802">
            <text:p>0.00109802</text:p>
          </table:table-cell>
          <table:table-cell table:formula="of:=LOG([.D16]/[.D17])/LOG([.$A16]/[.$A17])" office:value-type="float" office:value="1.98789022177261">
            <text:p>1.9878902218</text:p>
          </table:table-cell>
          <table:table-cell table:style-name="ce2" office:value-type="float" office:value="0.000462362">
            <text:p>0.000462362</text:p>
          </table:table-cell>
          <table:table-cell table:formula="of:=LOG([.F16]/[.F17])/LOG([.$A16]/[.$A17])" office:value-type="float" office:value="2.00041050033564">
            <text:p>2.0004105003</text:p>
          </table:table-cell>
          <table:table-cell table:style-name="ce2" office:value-type="float" office:value="0.000549162">
            <text:p>0.000549162</text:p>
          </table:table-cell>
          <table:table-cell table:formula="of:=LOG([.H16]/[.H17])/LOG([.$A16]/[.$A17])" office:value-type="float" office:value="1.98882041378753">
            <text:p>1.9888204138</text:p>
          </table:table-cell>
          <table:table-cell office:value-type="string">
            <text:p>5k</text:p>
          </table:table-cell>
          <table:table-cell table:number-columns-repeated="2"/>
        </table:table-row>
        <table:table-row table:style-name="ro2">
          <table:table-cell office:value-type="float" office:value="0.0477329">
            <text:p>0.0477329</text:p>
          </table:table-cell>
          <table:table-cell office:value-type="float" office:value="0.000477895">
            <text:p>0.000477895</text:p>
          </table:table-cell>
          <table:table-cell table:formula="of:=LOG([.B17]/[.B18])/LOG([.$A17]/[.$A18])" office:value-type="float" office:value="1.99982117603533">
            <text:p>1.999821176</text:p>
          </table:table-cell>
          <table:table-cell office:value-type="float" office:value="0.000568594">
            <text:p>0.000568594</text:p>
          </table:table-cell>
          <table:table-cell table:formula="of:=LOG([.D17]/[.D18])/LOG([.$A17]/[.$A18])" office:value-type="float" office:value="1.99445625630392">
            <text:p>1.9944562563</text:p>
          </table:table-cell>
          <table:table-cell table:style-name="ce2" office:value-type="float" office:value="0.000238977">
            <text:p>0.000238977</text:p>
          </table:table-cell>
          <table:table-cell table:formula="of:=LOG([.F17]/[.F18])/LOG([.$A17]/[.$A18])" office:value-type="float" office:value="2.00016486588872">
            <text:p>2.0001648659</text:p>
          </table:table-cell>
          <table:table-cell table:style-name="ce2" office:value-type="float" office:value="0.000284337">
            <text:p>0.000284337</text:p>
          </table:table-cell>
          <table:table-cell table:formula="of:=LOG([.H17]/[.H18])/LOG([.$A17]/[.$A18])" office:value-type="float" office:value="1.99486883452251">
            <text:p>1.9948688345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2">
          <table:table-cell office:value-type="float" office:value="0.0305541">
            <text:p>0.0305541</text:p>
          </table:table-cell>
          <table:table-cell office:value-type="float" office:value="0.000195825">
            <text:p>0.000195825</text:p>
          </table:table-cell>
          <table:table-cell table:formula="of:=LOG([.B18]/[.B19])/LOG([.$A18]/[.$A19])" office:value-type="float" office:value="1.99983329737447">
            <text:p>1.9998332974</text:p>
          </table:table-cell>
          <table:table-cell office:value-type="float" office:value="0.000233208">
            <text:p>0.000233208</text:p>
          </table:table-cell>
          <table:table-cell table:formula="of:=LOG([.D18]/[.D19])/LOG([.$A18]/[.$A19])" office:value-type="float" office:value="1.99774025532806">
            <text:p>1.9977402553</text:p>
          </table:table-cell>
          <table:table-cell office:value-type="float" office:value="0.0000979172">
            <text:p>9.79E-005</text:p>
          </table:table-cell>
          <table:table-cell table:formula="of:=LOG([.F18]/[.F19])/LOG([.$A18]/[.$A19])" office:value-type="float" office:value="2.00000242055174">
            <text:p>2.0000024206</text:p>
          </table:table-cell>
          <table:table-cell table:style-name="ce2" office:value-type="float" office:value="0.000116611">
            <text:p>0.000116611</text:p>
          </table:table-cell>
          <table:table-cell table:formula="of:=LOG([.H18]/[.H19])/LOG([.$A18]/[.$A19])" office:value-type="float" office:value="1.99792105248708">
            <text:p>1.9979210525</text:p>
          </table:table-cell>
          <table:table-cell office:value-type="string">
            <text:p>25k</text:p>
          </table:table-cell>
          <table:table-cell table:number-columns-repeated="2"/>
        </table:table-row>
        <table:table-row table:style-name="ro2">
          <table:table-cell office:value-type="float" office:value="0.0215183">
            <text:p>0.0215183</text:p>
          </table:table-cell>
          <table:table-cell table:style-name="ce4" office:value-type="float" office:value="0.0000971301">
            <text:p>9.71E-005</text:p>
          </table:table-cell>
          <table:table-cell table:formula="of:=LOG([.B19]/[.B20])/LOG([.$A19]/[.$A20])" office:value-type="float" office:value="1.99994236203388">
            <text:p>1.999942362</text:p>
          </table:table-cell>
          <table:table-cell office:value-type="float" office:value="0.000115714">
            <text:p>0.000115714</text:p>
          </table:table-cell>
          <table:table-cell table:formula="of:=LOG([.D19]/[.D20])/LOG([.$A19]/[.$A20])" office:value-type="float" office:value="1.9989128082543">
            <text:p>1.9989128083</text:p>
          </table:table-cell>
          <table:table-cell office:value-type="float" office:value="0.0000485663">
            <text:p>4.86E-005</text:p>
          </table:table-cell>
          <table:table-cell table:formula="of:=LOG([.F19]/[.F20])/LOG([.$A19]/[.$A20])" office:value-type="float" office:value="2.00000586133727">
            <text:p>2.0000058613</text:p>
          </table:table-cell>
          <table:table-cell office:value-type="float" office:value="0.0000578588">
            <text:p>5.79E-005</text:p>
          </table:table-cell>
          <table:table-cell table:formula="of:=LOG([.H19]/[.H20])/LOG([.$A19]/[.$A20])" office:value-type="float" office:value="1.9989952958195">
            <text:p>1.9989952958</text:p>
          </table:table-cell>
          <table:table-cell office:value-type="string">
            <text:p>50k</text:p>
          </table:table-cell>
          <table:table-cell table:number-columns-repeated="2"/>
        </table:table-row>
        <table:table-row table:style-name="ro2">
          <table:table-cell office:value-type="float" office:value="0.0152791">
            <text:p>0.0152791</text:p>
          </table:table-cell>
          <table:table-cell table:style-name="ce4" office:value-type="float" office:value="0.0000489669">
            <text:p>4.90E-005</text:p>
          </table:table-cell>
          <table:table-cell table:formula="of:=LOG([.B20]/[.B21])/LOG([.$A20]/[.$A21])" office:value-type="float" office:value="2.00020749062278">
            <text:p>2.0002074906</text:p>
          </table:table-cell>
          <table:table-cell table:style-name="ce4" office:value-type="float" office:value="0.0000583465">
            <text:p>5.83E-005</text:p>
          </table:table-cell>
          <table:table-cell table:formula="of:=LOG([.D20]/[.D21])/LOG([.$A20]/[.$A21])" office:value-type="float" office:value="1.99966866967113">
            <text:p>1.9996686697</text:p>
          </table:table-cell>
          <table:table-cell office:value-type="float" office:value="0.0000244837">
            <text:p>2.45E-005</text:p>
          </table:table-cell>
          <table:table-cell table:formula="of:=LOG([.F20]/[.F21])/LOG([.$A20]/[.$A21])" office:value-type="float" office:value="2.00025283701945">
            <text:p>2.000252837</text:p>
          </table:table-cell>
          <table:table-cell office:value-type="float" office:value="0.0000291737">
            <text:p>2.92E-005</text:p>
          </table:table-cell>
          <table:table-cell table:formula="of:=LOG([.H20]/[.H21])/LOG([.$A20]/[.$A21])" office:value-type="float" office:value="1.99971447841908">
            <text:p>1.9997144784</text:p>
          </table:table-cell>
          <table:table-cell office:value-type="string">
            <text:p>100k</text:p>
          </table:table-cell>
          <table:table-cell table:number-columns-repeated="2"/>
        </table:table-row>
        <table:table-row table:style-name="ro2">
          <table:table-cell office:value-type="float" office:value="0.00967015">
            <text:p>0.00967015</text:p>
          </table:table-cell>
          <table:table-cell table:style-name="ce4" office:value-type="float" office:value="0.0000196159">
            <text:p>1.96E-005</text:p>
          </table:table-cell>
          <table:table-cell table:formula="of:=LOG([.B21]/[.B22])/LOG([.$A21]/[.$A22])" office:value-type="float" office:value="1.99982506483928">
            <text:p>1.9998250648</text:p>
          </table:table-cell>
          <table:table-cell table:style-name="ce4" office:value-type="float" office:value="0.0000233761">
            <text:p>2.34E-005</text:p>
          </table:table-cell>
          <table:table-cell table:formula="of:=LOG([.D21]/[.D22])/LOG([.$A21]/[.$A22])" office:value-type="float" office:value="1.99956523607604">
            <text:p>1.9995652361</text:p>
          </table:table-cell>
          <table:table-cell office:value-type="float" office:value="0.000009808">
            <text:p>9.81E-006</text:p>
          </table:table-cell>
          <table:table-cell table:formula="of:=LOG([.F21]/[.F22])/LOG([.$A21]/[.$A22])" office:value-type="float" office:value="1.99983624228729">
            <text:p>1.9998362423</text:p>
          </table:table-cell>
          <table:table-cell office:value-type="float" office:value="0.0000116881">
            <text:p>1.17E-005</text:p>
          </table:table-cell>
          <table:table-cell table:formula="of:=LOG([.H21]/[.H22])/LOG([.$A21]/[.$A22])" office:value-type="float" office:value="1.99958960442203">
            <text:p>1.9995896044</text:p>
          </table:table-cell>
          <table:table-cell office:value-type="string">
            <text:p>250k</text:p>
          </table:table-cell>
          <table:table-cell table:number-columns-repeated="2"/>
        </table:table-row>
      </table:table>
      <table:table table:name="HeineB" table:style-name="ta1">
        <table:table-column table:style-name="co1" table:number-columns-repeated="10" table:default-cell-style-name="ce2"/>
        <table:table-column table:style-name="co2" table:default-cell-style-name="ce2"/>
        <table:table-column table:style-name="co1" table:number-columns-repeated="1013" table:default-cell-style-name="ce2"/>
        <table:table-row table:style-name="ro1">
          <table:table-cell table:style-name="ce1"/>
          <table:table-cell table:style-name="ce1" office:value-type="string" table:number-columns-spanned="4" table:number-rows-spanned="1">
            <text:p>Gauss-Bonnet</text:p>
          </table:table-cell>
          <table:covered-table-cell table:style-name="ce3"/>
          <table:covered-table-cell table:style-name="ce1"/>
          <table:covered-table-cell table:style-name="ce3"/>
          <table:table-cell table:style-name="ce1" office:value-type="string" table:number-columns-spanned="4" table:number-rows-spanned="1">
            <text:p>Laplace(X)</text:p>
          </table:table-cell>
          <table:covered-table-cell table:style-name="ce3"/>
          <table:covered-table-cell table:style-name="ce1"/>
          <table:covered-table-cell table:style-name="ce3"/>
          <table:table-cell table:style-name="ce1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3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3"/>
          <table:table-cell table:number-columns-repeated="1012"/>
        </table:table-row>
        <table:table-row table:style-name="ro2">
          <table:table-cell office:value-type="float" office:value="0.413931">
            <text:p>0.413931</text:p>
          </table:table-cell>
          <table:table-cell office:value-type="float" office:value="1.17908">
            <text:p>1.17908</text:p>
          </table:table-cell>
          <table:table-cell/>
          <table:table-cell office:value-type="float" office:value="3.24383">
            <text:p>3.24383</text:p>
          </table:table-cell>
          <table:table-cell/>
          <table:table-cell office:value-type="float" office:value="0.305121">
            <text:p>0.305121</text:p>
          </table:table-cell>
          <table:table-cell/>
          <table:table-cell office:value-type="float" office:value="0.799057">
            <text:p>0.799057</text:p>
          </table:table-cell>
          <table:table-cell/>
          <table:table-cell office:value-type="string">
            <text:p>1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339603">
            <text:p>0.339603</text:p>
          </table:table-cell>
          <table:table-cell office:value-type="float" office:value="1.05978">
            <text:p>1.05978</text:p>
          </table:table-cell>
          <table:table-cell table:formula="of:=LOG([.B3]/[.B4])/LOG([.$A3]/[.$A4])" office:value-type="float" office:value="0.538965508063531">
            <text:p>0.5389655081</text:p>
          </table:table-cell>
          <table:table-cell office:value-type="float" office:value="4.19967">
            <text:p>4.19967</text:p>
          </table:table-cell>
          <table:table-cell table:formula="of:=LOG([.D3]/[.D4])/LOG([.$A3]/[.$A4])" office:value-type="float" office:value="-1.30481307725712">
            <text:p>-1.3048130773</text:p>
          </table:table-cell>
          <table:table-cell office:value-type="float" office:value="0.256631">
            <text:p>0.256631</text:p>
          </table:table-cell>
          <table:table-cell table:formula="of:=LOG([.F3]/[.F4])/LOG([.$A3]/[.$A4])" office:value-type="float" office:value="0.874431136683248">
            <text:p>0.8744311367</text:p>
          </table:table-cell>
          <table:table-cell office:value-type="float" office:value="0.669013">
            <text:p>0.669013</text:p>
          </table:table-cell>
          <table:table-cell table:formula="of:=LOG([.H3]/[.H4])/LOG([.$A3]/[.$A4])" office:value-type="float" office:value="0.897468629196223">
            <text:p>0.8974686292</text:p>
          </table:table-cell>
          <table:table-cell office:value-type="string">
            <text:p>2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257294">
            <text:p>0.257294</text:p>
          </table:table-cell>
          <table:table-cell office:value-type="float" office:value="0.959255">
            <text:p>0.959255</text:p>
          </table:table-cell>
          <table:table-cell table:formula="of:=LOG([.B4]/[.B5])/LOG([.$A4]/[.$A5])" office:value-type="float" office:value="0.359059068561944">
            <text:p>0.3590590686</text:p>
          </table:table-cell>
          <table:table-cell office:value-type="float" office:value="3.20761">
            <text:p>3.20761</text:p>
          </table:table-cell>
          <table:table-cell table:formula="of:=LOG([.D4]/[.D5])/LOG([.$A4]/[.$A5])" office:value-type="float" office:value="0.970895984250067">
            <text:p>0.9708959843</text:p>
          </table:table-cell>
          <table:table-cell office:value-type="float" office:value="0.194035">
            <text:p>0.194035</text:p>
          </table:table-cell>
          <table:table-cell table:formula="of:=LOG([.F4]/[.F5])/LOG([.$A4]/[.$A5])" office:value-type="float" office:value="1.00735994911558">
            <text:p>1.0073599491</text:p>
          </table:table-cell>
          <table:table-cell office:value-type="float" office:value="0.650077">
            <text:p>0.650077</text:p>
          </table:table-cell>
          <table:table-cell table:formula="of:=LOG([.H4]/[.H5])/LOG([.$A4]/[.$A5])" office:value-type="float" office:value="0.103447517496834">
            <text:p>0.1034475175</text:p>
          </table:table-cell>
          <table:table-cell office:value-type="string">
            <text:p>5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109466">
            <text:p>0.109466</text:p>
          </table:table-cell>
          <table:table-cell office:value-type="float" office:value="0.369393">
            <text:p>0.369393</text:p>
          </table:table-cell>
          <table:table-cell table:formula="of:=LOG([.B5]/[.B6])/LOG([.$A5]/[.$A6])" office:value-type="float" office:value="1.11665082185181">
            <text:p>1.1166508219</text:p>
          </table:table-cell>
          <table:table-cell office:value-type="float" office:value="0.669981">
            <text:p>0.669981</text:p>
          </table:table-cell>
          <table:table-cell table:formula="of:=LOG([.D5]/[.D6])/LOG([.$A5]/[.$A6])" office:value-type="float" office:value="1.83246213351322">
            <text:p>1.8324621335</text:p>
          </table:table-cell>
          <table:table-cell office:value-type="float" office:value="0.117516">
            <text:p>0.117516</text:p>
          </table:table-cell>
          <table:table-cell table:formula="of:=LOG([.F5]/[.F6])/LOG([.$A5]/[.$A6])" office:value-type="float" office:value="0.586778482731046">
            <text:p>0.5867784827</text:p>
          </table:table-cell>
          <table:table-cell office:value-type="float" office:value="0.230836">
            <text:p>0.230836</text:p>
          </table:table-cell>
          <table:table-cell table:formula="of:=LOG([.H5]/[.H6])/LOG([.$A5]/[.$A6])" office:value-type="float" office:value="1.21153378426451">
            <text:p>1.2115337843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78606">
            <text:p>0.078606</text:p>
          </table:table-cell>
          <table:table-cell office:value-type="float" office:value="0.170123">
            <text:p>0.170123</text:p>
          </table:table-cell>
          <table:table-cell table:formula="of:=LOG([.B6]/[.B7])/LOG([.$A6]/[.$A7])" office:value-type="float" office:value="2.34124122603357">
            <text:p>2.341241226</text:p>
          </table:table-cell>
          <table:table-cell office:value-type="float" office:value="0.279146">
            <text:p>0.279146</text:p>
          </table:table-cell>
          <table:table-cell table:formula="of:=LOG([.D6]/[.D7])/LOG([.$A6]/[.$A7])" office:value-type="float" office:value="2.64373305313431">
            <text:p>2.6437330531</text:p>
          </table:table-cell>
          <table:table-cell office:value-type="float" office:value="0.108198">
            <text:p>0.108198</text:p>
          </table:table-cell>
          <table:table-cell table:formula="of:=LOG([.F6]/[.F7])/LOG([.$A6]/[.$A7])" office:value-type="float" office:value="0.2494568312136">
            <text:p>0.2494568312</text:p>
          </table:table-cell>
          <table:table-cell office:value-type="float" office:value="0.15406">
            <text:p>0.15406</text:p>
          </table:table-cell>
          <table:table-cell table:formula="of:=LOG([.H6]/[.H7])/LOG([.$A6]/[.$A7])" office:value-type="float" office:value="1.22103538958233">
            <text:p>1.2210353896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598497">
            <text:p>0.0598497</text:p>
          </table:table-cell>
          <table:table-cell office:value-type="float" office:value="0.100934">
            <text:p>0.100934</text:p>
          </table:table-cell>
          <table:table-cell table:formula="of:=LOG([.B7]/[.B8])/LOG([.$A7]/[.$A8])" office:value-type="float" office:value="1.91501330892857">
            <text:p>1.9150133089</text:p>
          </table:table-cell>
          <table:table-cell office:value-type="float" office:value="0.186159">
            <text:p>0.186159</text:p>
          </table:table-cell>
          <table:table-cell table:formula="of:=LOG([.D7]/[.D8])/LOG([.$A7]/[.$A8])" office:value-type="float" office:value="1.48612082521068">
            <text:p>1.4861208252</text:p>
          </table:table-cell>
          <table:table-cell office:value-type="float" office:value="0.0993514">
            <text:p>0.0993514</text:p>
          </table:table-cell>
          <table:table-cell table:formula="of:=LOG([.F7]/[.F8])/LOG([.$A7]/[.$A8])" office:value-type="float" office:value="0.31289870794393">
            <text:p>0.3128987079</text:p>
          </table:table-cell>
          <table:table-cell office:value-type="float" office:value="0.131042">
            <text:p>0.131042</text:p>
          </table:table-cell>
          <table:table-cell table:formula="of:=LOG([.H7]/[.H8])/LOG([.$A7]/[.$A8])" office:value-type="float" office:value="0.59360734004088">
            <text:p>0.59360734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390528">
            <text:p>0.0390528</text:p>
          </table:table-cell>
          <table:table-cell office:value-type="float" office:value="0.0474536">
            <text:p>0.0474536</text:p>
          </table:table-cell>
          <table:table-cell table:formula="of:=LOG([.B8]/[.B9])/LOG([.$A8]/[.$A9])" office:value-type="float" office:value="1.76780471439271">
            <text:p>1.7678047144</text:p>
          </table:table-cell>
          <table:table-cell office:value-type="float" office:value="0.103139">
            <text:p>0.103139</text:p>
          </table:table-cell>
          <table:table-cell table:formula="of:=LOG([.D8]/[.D9])/LOG([.$A8]/[.$A9])" office:value-type="float" office:value="1.3832123237523">
            <text:p>1.3832123238</text:p>
          </table:table-cell>
          <table:table-cell office:value-type="float" office:value="0.0956274">
            <text:p>0.0956274</text:p>
          </table:table-cell>
          <table:table-cell table:formula="of:=LOG([.F8]/[.F9])/LOG([.$A8]/[.$A9])" office:value-type="float" office:value="0.0894863340146391">
            <text:p>0.089486334</text:p>
          </table:table-cell>
          <table:table-cell office:value-type="float" office:value="0.0837353">
            <text:p>0.0837353</text:p>
          </table:table-cell>
          <table:table-cell table:formula="of:=LOG([.H8]/[.H9])/LOG([.$A8]/[.$A9])" office:value-type="float" office:value="1.04903803153992">
            <text:p>1.0490380315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Weingarten:</text:p>
          </table:table-cell>
          <table:table-cell table:style-name="ce1" office:value-type="string" table:number-columns-spanned="4" table:number-rows-spanned="1">
            <text:p>k1 * k2</text:p>
          </table:table-cell>
          <table:covered-table-cell table:number-columns-repeated="3" table:style-name="ce3"/>
          <table:table-cell table:style-name="ce1" office:value-type="string" table:number-columns-spanned="4" table:number-rows-spanned="1">
            <text:p>0.5 * (k1 + k2)</text:p>
          </table:table-cell>
          <table:covered-table-cell table:number-columns-repeated="3" table:style-name="ce3"/>
          <table:table-cell table:style-name="ce3"/>
          <table:table-cell table:number-columns-repeated="1014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3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2">
          <table:table-cell office:value-type="float" office:value="0.413931">
            <text:p>0.413931</text:p>
          </table:table-cell>
          <table:table-cell office:value-type="float" office:value="0.548017">
            <text:p>0.548017</text:p>
          </table:table-cell>
          <table:table-cell/>
          <table:table-cell office:value-type="float" office:value="1.19636">
            <text:p>1.19636</text:p>
          </table:table-cell>
          <table:table-cell/>
          <table:table-cell office:value-type="float" office:value="0.228724">
            <text:p>0.228724</text:p>
          </table:table-cell>
          <table:table-cell/>
          <table:table-cell office:value-type="float" office:value="0.50753">
            <text:p>0.50753</text:p>
          </table:table-cell>
          <table:table-cell/>
          <table:table-cell office:value-type="string">
            <text:p>1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339603">
            <text:p>0.339603</text:p>
          </table:table-cell>
          <table:table-cell office:value-type="float" office:value="0.511306">
            <text:p>0.511306</text:p>
          </table:table-cell>
          <table:table-cell table:formula="of:=LOG([.B14]/[.B15])/LOG([.$A14]/[.$A15])" office:value-type="float" office:value="0.350330280719348">
            <text:p>0.3503302807</text:p>
          </table:table-cell>
          <table:table-cell office:value-type="float" office:value="1.4641">
            <text:p>1.4641</text:p>
          </table:table-cell>
          <table:table-cell table:formula="of:=LOG([.D14]/[.D15])/LOG([.$A14]/[.$A15])" office:value-type="float" office:value="-1.02038732727106">
            <text:p>-1.0203873273</text:p>
          </table:table-cell>
          <table:table-cell office:value-type="float" office:value="0.190408">
            <text:p>0.190408</text:p>
          </table:table-cell>
          <table:table-cell table:formula="of:=LOG([.F14]/[.F15])/LOG([.$A14]/[.$A15])" office:value-type="float" office:value="0.926359341704266">
            <text:p>0.9263593417</text:p>
          </table:table-cell>
          <table:table-cell office:value-type="float" office:value="0.454057">
            <text:p>0.454057</text:p>
          </table:table-cell>
          <table:table-cell table:formula="of:=LOG([.H14]/[.H15])/LOG([.$A14]/[.$A15])" office:value-type="float" office:value="0.562509871893074">
            <text:p>0.5625098719</text:p>
          </table:table-cell>
          <table:table-cell office:value-type="string">
            <text:p>2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257294">
            <text:p>0.257294</text:p>
          </table:table-cell>
          <table:table-cell office:value-type="float" office:value="0.384933">
            <text:p>0.384933</text:p>
          </table:table-cell>
          <table:table-cell table:formula="of:=LOG([.B15]/[.B16])/LOG([.$A15]/[.$A16])" office:value-type="float" office:value="1.02284588375676">
            <text:p>1.0228458838</text:p>
          </table:table-cell>
          <table:table-cell office:value-type="float" office:value="0.882717">
            <text:p>0.882717</text:p>
          </table:table-cell>
          <table:table-cell table:formula="of:=LOG([.D15]/[.D16])/LOG([.$A15]/[.$A16])" office:value-type="float" office:value="1.8230119497127">
            <text:p>1.8230119497</text:p>
          </table:table-cell>
          <table:table-cell office:value-type="float" office:value="0.138481">
            <text:p>0.138481</text:p>
          </table:table-cell>
          <table:table-cell table:formula="of:=LOG([.F15]/[.F16])/LOG([.$A15]/[.$A16])" office:value-type="float" office:value="1.14727780943328">
            <text:p>1.1472778094</text:p>
          </table:table-cell>
          <table:table-cell office:value-type="float" office:value="0.3736">
            <text:p>0.3736</text:p>
          </table:table-cell>
          <table:table-cell table:formula="of:=LOG([.H15]/[.H16])/LOG([.$A15]/[.$A16])" office:value-type="float" office:value="0.702689574415545">
            <text:p>0.7026895744</text:p>
          </table:table-cell>
          <table:table-cell office:value-type="string">
            <text:p>5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109466">
            <text:p>0.109466</text:p>
          </table:table-cell>
          <table:table-cell office:value-type="float" office:value="0.207775">
            <text:p>0.207775</text:p>
          </table:table-cell>
          <table:table-cell table:formula="of:=LOG([.B16]/[.B17])/LOG([.$A16]/[.$A17])" office:value-type="float" office:value="0.721518409411325">
            <text:p>0.7215184094</text:p>
          </table:table-cell>
          <table:table-cell office:value-type="float" office:value="0.478195">
            <text:p>0.478195</text:p>
          </table:table-cell>
          <table:table-cell table:formula="of:=LOG([.D16]/[.D17])/LOG([.$A16]/[.$A17])" office:value-type="float" office:value="0.717273786235993">
            <text:p>0.7172737862</text:p>
          </table:table-cell>
          <table:table-cell office:value-type="float" office:value="0.0757084">
            <text:p>0.0757084</text:p>
          </table:table-cell>
          <table:table-cell table:formula="of:=LOG([.F16]/[.F17])/LOG([.$A16]/[.$A17])" office:value-type="float" office:value="0.706576406667403">
            <text:p>0.7065764067</text:p>
          </table:table-cell>
          <table:table-cell office:value-type="float" office:value="0.360202">
            <text:p>0.360202</text:p>
          </table:table-cell>
          <table:table-cell table:formula="of:=LOG([.H16]/[.H17])/LOG([.$A16]/[.$A17])" office:value-type="float" office:value="0.0427340163157972">
            <text:p>0.0427340163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78606">
            <text:p>0.078606</text:p>
          </table:table-cell>
          <table:table-cell office:value-type="float" office:value="0.217946">
            <text:p>0.217946</text:p>
          </table:table-cell>
          <table:table-cell table:formula="of:=LOG([.B17]/[.B18])/LOG([.$A17]/[.$A18])" office:value-type="float" office:value="-0.14431302458178">
            <text:p>-0.1443130246</text:p>
          </table:table-cell>
          <table:table-cell office:value-type="float" office:value="0.440834">
            <text:p>0.440834</text:p>
          </table:table-cell>
          <table:table-cell table:formula="of:=LOG([.D17]/[.D18])/LOG([.$A17]/[.$A18])" office:value-type="float" office:value="0.245647862422159">
            <text:p>0.2456478624</text:p>
          </table:table-cell>
          <table:table-cell office:value-type="float" office:value="0.0620161">
            <text:p>0.0620161</text:p>
          </table:table-cell>
          <table:table-cell table:formula="of:=LOG([.F17]/[.F18])/LOG([.$A17]/[.$A18])" office:value-type="float" office:value="0.602402149170185">
            <text:p>0.6024021492</text:p>
          </table:table-cell>
          <table:table-cell office:value-type="float" office:value="0.37564">
            <text:p>0.37564</text:p>
          </table:table-cell>
          <table:table-cell table:formula="of:=LOG([.H17]/[.H18])/LOG([.$A17]/[.$A18])" office:value-type="float" office:value="-0.126722722146363">
            <text:p>-0.1267227221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598497">
            <text:p>0.0598497</text:p>
          </table:table-cell>
          <table:table-cell office:value-type="float" office:value="0.183289">
            <text:p>0.183289</text:p>
          </table:table-cell>
          <table:table-cell table:formula="of:=LOG([.B18]/[.B19])/LOG([.$A18]/[.$A19])" office:value-type="float" office:value="0.635274417261695">
            <text:p>0.6352744173</text:p>
          </table:table-cell>
          <table:table-cell office:value-type="float" office:value="0.440268">
            <text:p>0.440268</text:p>
          </table:table-cell>
          <table:table-cell table:formula="of:=LOG([.D18]/[.D19])/LOG([.$A18]/[.$A19])" office:value-type="float" office:value="0.0047127667668463">
            <text:p>0.0047127668</text:p>
          </table:table-cell>
          <table:table-cell office:value-type="float" office:value="0.0443546">
            <text:p>0.0443546</text:p>
          </table:table-cell>
          <table:table-cell table:formula="of:=LOG([.F18]/[.F19])/LOG([.$A18]/[.$A19])" office:value-type="float" office:value="1.22950596769195">
            <text:p>1.2295059677</text:p>
          </table:table-cell>
          <table:table-cell office:value-type="float" office:value="0.326926">
            <text:p>0.326926</text:p>
          </table:table-cell>
          <table:table-cell table:formula="of:=LOG([.H18]/[.H19])/LOG([.$A18]/[.$A19])" office:value-type="float" office:value="0.509506513113273">
            <text:p>0.5095065131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390528">
            <text:p>0.0390528</text:p>
          </table:table-cell>
          <table:table-cell office:value-type="float" office:value="0.109471">
            <text:p>0.109471</text:p>
          </table:table-cell>
          <table:table-cell table:formula="of:=LOG([.B19]/[.B20])/LOG([.$A19]/[.$A20])" office:value-type="float" office:value="1.20725719901329">
            <text:p>1.207257199</text:p>
          </table:table-cell>
          <table:table-cell office:value-type="float" office:value="0.304536">
            <text:p>0.304536</text:p>
          </table:table-cell>
          <table:table-cell table:formula="of:=LOG([.D19]/[.D20])/LOG([.$A19]/[.$A20])" office:value-type="float" office:value="0.863376591885418">
            <text:p>0.8633765919</text:p>
          </table:table-cell>
          <table:table-cell office:value-type="float" office:value="0.0239741">
            <text:p>0.0239741</text:p>
          </table:table-cell>
          <table:table-cell table:formula="of:=LOG([.F19]/[.F20])/LOG([.$A19]/[.$A20])" office:value-type="float" office:value="1.44111235627136">
            <text:p>1.4411123563</text:p>
          </table:table-cell>
          <table:table-cell office:value-type="float" office:value="0.222431">
            <text:p>0.222431</text:p>
          </table:table-cell>
          <table:table-cell table:formula="of:=LOG([.H19]/[.H20])/LOG([.$A19]/[.$A20])" office:value-type="float" office:value="0.902078239697584">
            <text:p>0.9020782397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2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</meta:initial-creator>
    <meta:creation-date>2014-02-27T12:55:53</meta:creation-date>
    <dc:date>2014-03-20T14:11:37</dc:date>
    <meta:editing-duration>PT8H29M54S</meta:editing-duration>
    <meta:editing-cycles>29</meta:editing-cycles>
    <meta:generator>LibreOffice/3.5$Linux_X86_64 LibreOffice_project/350m1$Build-2</meta:generator>
    <meta:document-statistic meta:table-count="3" meta:cell-count="517" meta:object-count="0"/>
  </office:meta>
</office:document-meta>
</file>